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ation du framework</text:p>
      <text:p text:style-name="Standard"/>
      <text:p text:style-name="Standard">Dépendances serveur</text:p>
      <text:p text:style-name="Standard"/>
      <text:p text:style-name="Standard">PHP 5.3+</text:p>
      <text:p text:style-name="Standard">MySQL 5.5+</text:p>
      <text:p text:style-name="Standard">memcached</text:p>
      <text:p text:style-name="Standard">php5-intl (optionn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Bonnici</meta:initial-creator>
    <meta:creation-date>2013-08-28T20:38:04</meta:creation-date>
    <dc:date>2013-08-28T20:40:07</dc:date>
    <dc:creator>Nicolas Bonnici</dc:creator>
    <meta:editing-duration>P0D</meta:editing-duration>
    <meta:editing-cycles>1</meta:editing-cycles>
    <meta:document-statistic meta:table-count="0" meta:image-count="0" meta:object-count="0" meta:page-count="1" meta:paragraph-count="6" meta:word-count="12" meta:character-count="92" meta:non-whitespace-character-count="86"/>
    <meta:generator>LibreOffice/3.5$Linux_X86_64 LibreOffice_project/350m1$Build-2</meta:generator>
  </office:meta>
</office:document-meta>
</file>